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derProps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orderProps.getConstantForStyle( String styl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orderProps.BorderProps( int style , int width , Color color ,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rderProps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orderProps.valueOf( FOUserAgent foUserAgent , String 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orderProps.getStyleString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orderProps.BorderProps( String style , int width , Color color ,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Prop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Props.getClippedWidth( BorderProps b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